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_From_Proj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rom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table:style-name="ce9"/>
          <table:table-cell office:value-type="float" office:value="5" table:style-name="ce8">
            <text:p>5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table:style-name="ce9"/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table:style-name="ce9"/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table:style-name="ce9"/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table:style-name="ce9"/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table:style-name="ce9"/>
          <table:table-cell office:value-type="float" office:value="1" table:style-name="ce8">
            <text:p>1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table:style-name="ce9"/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table:style-name="ce9"/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table:style-name="ce9"/>
          <table:table-cell office:value-type="float" office:value="2" table:style-name="ce8">
            <text:p>2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table:style-name="ce9"/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table:style-name="ce9"/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table:style-name="ce9"/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table:style-name="ce9"/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table:style-name="ce9"/>
          <table:table-cell office:value-type="float" office:value="1" table:style-name="ce8">
            <text:p>1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table:style-name="ce9"/>
          <table:table-cell office:value-type="float" office:value="1" table:style-name="ce8">
            <text:p>1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table:style-name="ce9"/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table:style-name="ce9"/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table:style-name="ce9"/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table:style-name="ce9"/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table:style-name="ce9"/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table:style-name="ce9"/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table:style-name="ce9"/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table:style-name="ce9"/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table:style-name="ce9"/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table:style-name="ce9"/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table:style-name="ce9"/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table:style-name="ce9"/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30" table:formula="of:=SUM([.F9:.F55])" table:style-name="ce8">
            <text:p>3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</table:table>
      <table:table table:name="Cross_List_For_Proj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6" table:style-name="ce8">
            <text:p>6</text:p>
          </table:table-cell>
          <table:table-cell table:style-name="ce8"/>
          <table:table-cell office:value-type="string" table:style-name="ce9">
            <text:p>Function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Function Prototypes</text:p>
          </table:table-cell>
          <table:table-cell office:value-type="string" table:style-name="ce9">
            <text:p>x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lways use prototype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Pass by Value</text:p>
          </table:table-cell>
          <table:table-cell office:value-type="string" table:style-name="ce9">
            <text:p>x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return</text:p>
          </table:table-cell>
          <table:table-cell office:value-type="string" table:style-name="ce9">
            <text:p>x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 value from a function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returning boolean</text:p>
          </table:table-cell>
          <table:table-cell office:value-type="string" table:style-name="ce9">
            <text:p>x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Global Variables</text:p>
          </table:table-cell>
          <table:table-cell table:style-name="ce9"/>
          <table:table-cell office:value-type="string" table:style-name="ce8">
            <text:p>XXX</text:p>
          </table:table-cell>
          <table:table-cell office:value-type="string" table:style-name="ce9">
            <text:p>Do not use global variables -100 pt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tatic variables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defaulted arguments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pass by reference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overloading</text:p>
          </table:table-cell>
          <table:table-cell table:style-name="ce9"/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exit() function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7" table:style-name="ce8">
            <text:p>7</text:p>
          </table:table-cell>
          <table:table-cell table:style-name="ce8"/>
          <table:table-cell office:value-type="string" table:style-name="ce9">
            <text:p>Array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11">
            <text:p>1 to 6</text:p>
          </table:table-cell>
          <table:table-cell office:value-type="string" table:style-name="ce9">
            <text:p>Single Dimensioned Arrays</text:p>
          </table:table-cell>
          <table:table-cell table:style-name="ce9"/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Parallel Arrays</text:p>
          </table:table-cell>
          <table:table-cell table:style-name="ce9"/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ingle Dimensioned as Function Arguments</text:p>
          </table:table-cell>
          <table:table-cell table:style-name="ce9"/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2 Dimensioned Arrays</text:p>
          </table:table-cell>
          <table:table-cell table:style-name="ce9"/>
          <table:table-cell office:value-type="float" office:value="2" table:style-name="ce8">
            <text:p>2</text:p>
          </table:table-cell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STL Vectors</text:p>
          </table:table-cell>
          <table:table-cell table:style-name="ce9"/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office:value-type="string" table:style-name="ce9">
            <text:p>Passing Arrays to and from Functions</text:p>
          </table:table-cell>
          <table:table-cell office:value-type="string" table:style-name="ce9">
            <text:p>x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office:value-type="string" table:style-name="ce9">
            <text:p>Passing Vectors to and from Functions</text:p>
          </table:table-cell>
          <table:table-cell table:style-name="ce9"/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8" table:style-name="ce8">
            <text:p>8</text:p>
          </table:table-cell>
          <table:table-cell table:style-name="ce8"/>
          <table:table-cell office:value-type="string" table:style-name="ce9">
            <text:p>Searching and Sorting Array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Bubble Sort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Selection Sort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Linear or Binary Search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70" table:formula="of:=SUM([.F9:.F34])" table:style-name="ce8">
            <text:p>70</text:p>
          </table:table-cell>
          <table:table-cell office:value-type="string" table:style-name="ce9">
            <text:p>Other 30 points from Proj 1 first sheet tab</text:p>
          </table:table-cell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  <table:table-row table:number-rows-repeated="21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CC RCCD</meta:initial-creator>
    <dc:creator>rcc</dc:creator>
    <meta:creation-date>2017-01-25T10:21:36Z</meta:creation-date>
    <dc:date>2018-05-29T20:55:02Z</dc:date>
    <meta:editing-cycles>20</meta:editing-cycles>
    <meta:editing-duration>PT4496S</meta:editing-duration>
  </office:meta>
</office:document-meta>
</file>